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2.59291666666667cm" style:use-optimal-column-width="true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K4)))" style:apply-style-name="cf9" style:base-cell-address="Data_Sheet.K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9" style:base-cell-address="Data_Sheet.N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9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9" style:base-cell-address="Data_Sheet.AA4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5">
            <text:p>Organisation name</text:p>
          </table:table-cell>
          <table:table-cell office:value-type="string" table:number-columns-spanned="1" table:number-rows-spanned="3" table:content-validation-name="val2" table:style-name="ce15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5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5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5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5">
            <text:p>Admin officers/admin assistants</text:p>
          </table:table-cell>
          <table:covered-table-cell/>
          <table:table-cell office:value-type="string" table:number-columns-spanned="2" table:number-rows-spanned="1" table:style-name="ce15">
            <text:p>Executive Officers</text:p>
          </table:table-cell>
          <table:covered-table-cell/>
          <table:table-cell office:value-type="string" table:number-columns-spanned="2" table:number-rows-spanned="1" table:style-name="ce15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5">
            <text:p>Grade 6/7</text:p>
          </table:table-cell>
          <table:covered-table-cell/>
          <table:table-cell office:value-type="string" table:number-columns-spanned="2" table:number-rows-spanned="1" table:style-name="ce15">
            <text:p>Senior Civil Service</text:p>
          </table:table-cell>
          <table:covered-table-cell/>
          <table:table-cell office:value-type="string" table:number-columns-spanned="2" table:number-rows-spanned="1" table:style-name="ce1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6">
            <text:p>Interim managers</text:p>
          </table:table-cell>
          <table:covered-table-cell/>
          <table:table-cell office:value-type="string" table:number-columns-spanned="2" table:number-rows-spanned="1" table:style-name="ce16">
            <text:p>Specialist Contractors</text:p>
          </table:table-cell>
          <table:covered-table-cell/>
          <table:table-cell office:value-type="string" table:number-columns-spanned="2" table:number-rows-spanned="1" table:style-name="ce16">
            <text:p>Consultants/consultancy</text:p>
          </table:table-cell>
          <table:covered-table-cell/>
          <table:table-cell office:value-type="string" table:number-columns-spanned="2" table:number-rows-spanned="1" table:style-name="ce1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5">
            <text:p>Salary</text:p>
          </table:table-cell>
          <table:table-cell office:value-type="string" table:number-columns-spanned="1" table:number-rows-spanned="2" table:style-name="ce15">
            <text:p>Allowances</text:p>
          </table:table-cell>
          <table:table-cell office:value-type="string" table:number-columns-spanned="1" table:number-rows-spanned="2" table:style-name="ce15">
            <text:p>Non-consolidated performance payments</text:p>
          </table:table-cell>
          <table:table-cell office:value-type="string" table:number-columns-spanned="1" table:number-rows-spanned="2" table:style-name="ce15">
            <text:p>Overtime</text:p>
          </table:table-cell>
          <table:table-cell office:value-type="string" table:number-columns-spanned="1" table:number-rows-spanned="2" table:style-name="ce15">
            <text:p>Employer pension contributions</text:p>
          </table:table-cell>
          <table:table-cell office:value-type="string" table:number-columns-spanned="1" table:number-rows-spanned="2" table:style-name="ce15">
            <text:p>Employer national insurance contributions</text:p>
          </table:table-cell>
          <table:table-cell office:value-type="string" table:number-columns-spanned="1" table:number-rows-spanned="2" table:style-name="ce15">
            <text:p>Total paybill for payroll staff</text:p>
          </table:table-cell>
          <table:table-cell office:value-type="string" table:number-columns-spanned="1" table:number-rows-spanned="2" table:style-name="ce15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5">
            <text:p>Total cost of consultants/</text:p>
            <text:p>consultancy</text:p>
          </table:table-cell>
          <table:table-cell office:value-type="string" table:number-columns-spanned="1" table:number-rows-spanned="2" table:style-name="ce15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4">
            <text:p>Ministerial Department</text:p>
          </table:table-cell>
          <table:table-cell office:value-type="string" table:style-name="ce20">
            <text:p>Home Office</text:p>
          </table:table-cell>
          <table:table-cell office:value-type="float" office:value="7601" table:style-name="ce35">
            <text:p>7601</text:p>
          </table:table-cell>
          <table:table-cell office:value-type="float" office:value="6824.53" table:style-name="ce39">
            <text:p>6824.53</text:p>
          </table:table-cell>
          <table:table-cell office:value-type="float" office:value="11542" table:style-name="ce41">
            <text:p>11542</text:p>
          </table:table-cell>
          <table:table-cell office:value-type="float" office:value="10697.22" table:style-name="ce45">
            <text:p>10697.22</text:p>
          </table:table-cell>
          <table:table-cell office:value-type="float" office:value="6216" table:style-name="ce53">
            <text:p>6216</text:p>
          </table:table-cell>
          <table:table-cell office:value-type="float" office:value="5989.64" table:style-name="ce57">
            <text:p>5989.64</text:p>
          </table:table-cell>
          <table:table-cell office:value-type="float" office:value="2030" table:style-name="ce66">
            <text:p>2030</text:p>
          </table:table-cell>
          <table:table-cell office:value-type="float" office:value="1983.11" table:style-name="ce67">
            <text:p>1983.11</text:p>
          </table:table-cell>
          <table:table-cell office:value-type="float" office:value="209" table:style-name="ce83">
            <text:p>209</text:p>
          </table:table-cell>
          <table:table-cell office:value-type="float" office:value="207.3" table:style-name="ce85">
            <text:p>207.3</text:p>
          </table:table-cell>
          <table:table-cell office:value-type="float" office:value="1" table:style-name="ce86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27599" table:content-validation-name="val2" table:style-name="ce102">
            <text:p>27,599</text:p>
          </table:table-cell>
          <table:table-cell office:value-type="float" office:value="25702.799999999999" table:content-validation-name="val2" table:style-name="ce133">
            <text:p>25,703</text:p>
          </table:table-cell>
          <table:table-cell office:value-type="float" office:value="1955" table:style-name="ce131">
            <text:p>1955</text:p>
          </table:table-cell>
          <table:table-cell office:value-type="float" office:value="1516.61" table:style-name="ce130">
            <text:p>1516.61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1955" table:style-name="ce147">
            <text:p>1,955</text:p>
          </table:table-cell>
          <table:table-cell office:value-type="float" office:value="1516.61" table:style-name="ce149">
            <text:p>1,516.61</text:p>
          </table:table-cell>
          <table:table-cell office:value-type="float" office:value="29554" table:content-validation-name="val2" table:style-name="ce150">
            <text:p>29,554</text:p>
          </table:table-cell>
          <table:table-cell office:value-type="float" office:value="27219.41" table:content-validation-name="val2" table:style-name="ce148">
            <text:p>27,219</text:p>
          </table:table-cell>
          <table:table-cell office:value-type="currency" office:value="62361447.929999992" table:content-validation-name="val1" table:style-name="ce10">
            <text:p>£62,361,447.93</text:p>
          </table:table-cell>
          <table:table-cell office:value-type="currency" office:value="6781736.9299999857" table:content-validation-name="val1" table:style-name="ce10">
            <text:p>£6,781,736.93</text:p>
          </table:table-cell>
          <table:table-cell office:value-type="currency" office:value="148707.46" table:content-validation-name="val1" table:style-name="ce10">
            <text:p>£148,707.46</text:p>
          </table:table-cell>
          <table:table-cell office:value-type="currency" office:value="603378.60000000009" table:content-validation-name="val1" table:style-name="ce10">
            <text:p>£603,378.60</text:p>
          </table:table-cell>
          <table:table-cell office:value-type="currency" office:value="14446554.99" table:content-validation-name="val1" table:style-name="ce10">
            <text:p>£14,446,554.99</text:p>
          </table:table-cell>
          <table:table-cell office:value-type="currency" office:value="7305744.4900000002" table:content-validation-name="val1" table:style-name="ce10">
            <text:p>£7,305,744.49</text:p>
          </table:table-cell>
          <table:table-cell office:value-type="currency" office:value="91647570.399999961" table:style-name="ce11">
            <text:p>£91,647,570.40</text:p>
          </table:table-cell>
          <table:table-cell office:value-type="currency" office:value="4287689.12" table:content-validation-name="val1" table:style-name="ce12">
            <text:p>£4,287,689.12</text:p>
          </table:table-cell>
          <table:table-cell office:value-type="currency" office:value="928290.16" table:content-validation-name="val1" table:style-name="ce12">
            <text:p>£928,290.16</text:p>
          </table:table-cell>
          <table:table-cell office:value-type="currency" office:value="5215979.28" table:style-name="ce11">
            <text:p>£5,215,979.28</text:p>
          </table:table-cell>
          <table:table-cell office:value-type="currency" office:value="96863549.679999962" table:style-name="ce13">
            <text:p>£96,863,549.6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81" table:style-name="ce36">
            <text:p>381</text:p>
          </table:table-cell>
          <table:table-cell office:value-type="float" office:value="310.07" table:style-name="ce38">
            <text:p>310.07</text:p>
          </table:table-cell>
          <table:table-cell office:value-type="float" office:value="246" table:style-name="ce42">
            <text:p>246</text:p>
          </table:table-cell>
          <table:table-cell office:value-type="float" office:value="226.2" table:style-name="ce44">
            <text:p>226.2</text:p>
          </table:table-cell>
          <table:table-cell office:value-type="float" office:value="297" table:style-name="ce54">
            <text:p>297</text:p>
          </table:table-cell>
          <table:table-cell office:value-type="float" office:value="284.82" table:style-name="ce56">
            <text:p>284.82</text:p>
          </table:table-cell>
          <table:table-cell office:value-type="float" office:value="41" table:style-name="ce64">
            <text:p>41</text:p>
          </table:table-cell>
          <table:table-cell office:value-type="float" office:value="40.47" table:style-name="ce68">
            <text:p>40.47</text:p>
          </table:table-cell>
          <table:table-cell office:value-type="float" office:value="6" table:style-name="ce82">
            <text:p>6</text:p>
          </table:table-cell>
          <table:table-cell office:value-type="float" office:value="6" table:style-name="ce84">
            <text:p>6</text:p>
          </table:table-cell>
          <table:table-cell office:value-type="float" office:value="6" table:style-name="ce87">
            <text:p>6</text:p>
          </table:table-cell>
          <table:table-cell office:value-type="float" office:value="0.83" table:style-name="ce88">
            <text:p>0.83</text:p>
          </table:table-cell>
          <table:table-cell office:value-type="float" office:value="977" table:content-validation-name="val2" table:style-name="ce98">
            <text:p>977</text:p>
          </table:table-cell>
          <table:table-cell office:value-type="float" office:value="868.39" table:content-validation-name="val2" table:style-name="ce99">
            <text:p>868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0" table:style-name="ce139">
            <text:p>10</text:p>
          </table:table-cell>
          <table:table-cell office:value-type="float" office:value="10" table:style-name="ce140">
            <text:p>1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0" table:style-name="ce151">
            <text:p>10</text:p>
          </table:table-cell>
          <table:table-cell office:value-type="float" office:value="10" table:style-name="ce155">
            <text:p>10</text:p>
          </table:table-cell>
          <table:table-cell office:value-type="float" office:value="987" table:content-validation-name="val2" table:style-name="ce167">
            <text:p>987</text:p>
          </table:table-cell>
          <table:table-cell office:value-type="float" office:value="878.39" table:content-validation-name="val2" table:style-name="ce166">
            <text:p>878</text:p>
          </table:table-cell>
          <table:table-cell office:value-type="currency" office:value="1905593" table:content-validation-name="val1" table:style-name="ce10">
            <text:p>£1,905,593.00</text:p>
          </table:table-cell>
          <table:table-cell office:value-type="currency" office:value="5447" table:content-validation-name="val1" table:style-name="ce10">
            <text:p>£5,447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8420" table:content-validation-name="val1" table:style-name="ce10">
            <text:p>£18,420.00</text:p>
          </table:table-cell>
          <table:table-cell office:value-type="currency" office:value="388127" table:content-validation-name="val1" table:style-name="ce10">
            <text:p>£388,127.00</text:p>
          </table:table-cell>
          <table:table-cell office:value-type="currency" office:value="175799" table:content-validation-name="val1" table:style-name="ce10">
            <text:p>£175,799.00</text:p>
          </table:table-cell>
          <table:table-cell office:value-type="currency" office:value="2493386" table:style-name="ce11">
            <text:p>£2,493,386.00</text:p>
          </table:table-cell>
          <table:table-cell office:value-type="currency" office:value="204248" table:content-validation-name="val1" table:style-name="ce12">
            <text:p>£204,24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04248" table:style-name="ce11">
            <text:p>£204,248.00</text:p>
          </table:table-cell>
          <table:table-cell office:value-type="currency" office:value="2697634" table:style-name="ce13">
            <text:p>£2,697,634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211" table:style-name="ce34">
            <text:p>211</text:p>
          </table:table-cell>
          <table:table-cell office:value-type="float" office:value="208.39" table:style-name="ce37">
            <text:p>208.39</text:p>
          </table:table-cell>
          <table:table-cell office:value-type="float" office:value="446" table:style-name="ce40">
            <text:p>446</text:p>
          </table:table-cell>
          <table:table-cell office:value-type="float" office:value="435.55" table:style-name="ce43">
            <text:p>435.55</text:p>
          </table:table-cell>
          <table:table-cell office:value-type="float" office:value="222" table:style-name="ce52">
            <text:p>222</text:p>
          </table:table-cell>
          <table:table-cell office:value-type="float" office:value="218.32" table:style-name="ce55">
            <text:p>218.32</text:p>
          </table:table-cell>
          <table:table-cell office:value-type="float" office:value="46" table:style-name="ce65">
            <text:p>46</text:p>
          </table:table-cell>
          <table:table-cell office:value-type="float" office:value="46" table:style-name="ce69">
            <text:p>46</text:p>
          </table:table-cell>
          <table:table-cell office:value-type="float" office:value="6" table:style-name="ce96">
            <text:p>6</text:p>
          </table:table-cell>
          <table:table-cell office:value-type="float" office:value="6" table:style-name="ce91">
            <text:p>6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931" table:content-validation-name="val2" table:style-name="ce98">
            <text:p>931</text:p>
          </table:table-cell>
          <table:table-cell office:value-type="float" office:value="914.26" table:content-validation-name="val2" table:style-name="ce101">
            <text:p>914</text:p>
          </table:table-cell>
          <table:table-cell office:value-type="float" office:value="101" table:style-name="ce116">
            <text:p>101</text:p>
          </table:table-cell>
          <table:table-cell office:value-type="float" office:value="100.65" table:style-name="ce118">
            <text:p>100.65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6" table:style-name="ce142">
            <text:p>6</text:p>
          </table:table-cell>
          <table:table-cell office:value-type="float" office:value="6" table:style-name="ce141">
            <text:p>6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107" table:style-name="ce151">
            <text:p>107</text:p>
          </table:table-cell>
          <table:table-cell office:value-type="float" office:value="106.65" table:style-name="ce154">
            <text:p>106.65</text:p>
          </table:table-cell>
          <table:table-cell office:value-type="float" office:value="1038" table:content-validation-name="val2" table:style-name="ce167">
            <text:p>1,038</text:p>
          </table:table-cell>
          <table:table-cell office:value-type="float" office:value="1020.91" table:content-validation-name="val2" table:style-name="ce168">
            <text:p>1,021</text:p>
          </table:table-cell>
          <table:table-cell office:value-type="currency" office:value="2568580.2599999998" table:content-validation-name="val1" table:style-name="ce10">
            <text:p>£2,568,580.26</text:p>
          </table:table-cell>
          <table:table-cell office:value-type="currency" office:value="115947.81999999999" table:content-validation-name="val1" table:style-name="ce10">
            <text:p>£115,947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7161" table:content-validation-name="val1" table:style-name="ce10">
            <text:p>£37,161.00</text:p>
          </table:table-cell>
          <table:table-cell office:value-type="currency" office:value="519874.56" table:content-validation-name="val1" table:style-name="ce10">
            <text:p>£519,874.56</text:p>
          </table:table-cell>
          <table:table-cell office:value-type="currency" office:value="282011.48" table:content-validation-name="val1" table:style-name="ce10">
            <text:p>£282,011.48</text:p>
          </table:table-cell>
          <table:table-cell office:value-type="currency" office:value="3523575.1199999996" table:style-name="ce11">
            <text:p>£3,523,575.12</text:p>
          </table:table-cell>
          <table:table-cell office:value-type="currency" office:value="357179" table:content-validation-name="val1" table:style-name="ce12">
            <text:p>£357,179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57179" table:style-name="ce11">
            <text:p>£357,179.00</text:p>
          </table:table-cell>
          <table:table-cell office:value-type="currency" office:value="3880754.1199999996" table:style-name="ce13">
            <text:p>£3,880,754.1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8" table:style-name="ce29">
            <text:p>8</text:p>
          </table:table-cell>
          <table:table-cell office:value-type="float" office:value="6.17" table:style-name="ce32">
            <text:p>6.17</text:p>
          </table:table-cell>
          <table:table-cell office:value-type="float" office:value="6" table:style-name="ce48">
            <text:p>6</text:p>
          </table:table-cell>
          <table:table-cell office:value-type="float" office:value="5.4" table:style-name="ce51">
            <text:p>5.4</text:p>
          </table:table-cell>
          <table:table-cell office:value-type="float" office:value="40" table:style-name="ce59">
            <text:p>40</text:p>
          </table:table-cell>
          <table:table-cell office:value-type="float" office:value="39.799999999999997" table:style-name="ce62">
            <text:p>39.8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97">
            <text:p>1</text:p>
          </table:table-cell>
          <table:table-cell office:value-type="float" office:value="0.8" table:style-name="ce94">
            <text:p>0.8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56" table:content-validation-name="val2" table:style-name="ce98">
            <text:p>56</text:p>
          </table:table-cell>
          <table:table-cell office:value-type="float" office:value="53.169999999999995" table:content-validation-name="val2" table:style-name="ce100">
            <text:p>53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56" table:content-validation-name="val2" table:style-name="ce167">
            <text:p>56</text:p>
          </table:table-cell>
          <table:table-cell office:value-type="float" office:value="53.169999999999995" table:content-validation-name="val2" table:style-name="ce169">
            <text:p>53</text:p>
          </table:table-cell>
          <table:table-cell office:value-type="currency" office:value="155015.06" table:content-validation-name="val1" table:style-name="ce10">
            <text:p>£155,015.06</text:p>
          </table:table-cell>
          <table:table-cell office:value-type="currency" office:value="2232.7800000000002" table:content-validation-name="val1" table:style-name="ce10">
            <text:p>£2,232.78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66.14" table:content-validation-name="val1" table:style-name="ce10">
            <text:p>£31,966.14</text:p>
          </table:table-cell>
          <table:table-cell office:value-type="currency" office:value="16569.310000000001" table:content-validation-name="val1" table:style-name="ce10">
            <text:p>£16,569.31</text:p>
          </table:table-cell>
          <table:table-cell office:value-type="currency" office:value="205783.28999999998" table:style-name="ce11">
            <text:p>£205,783.2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5783.28999999998" table:style-name="ce13">
            <text:p>£205,783.2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1" table:style-name="ce28">
            <text:p>51</text:p>
          </table:table-cell>
          <table:table-cell office:value-type="float" office:value="49.13" table:style-name="ce31">
            <text:p>49.13</text:p>
          </table:table-cell>
          <table:table-cell office:value-type="float" office:value="80" table:style-name="ce47">
            <text:p>80</text:p>
          </table:table-cell>
          <table:table-cell office:value-type="float" office:value="79.75" table:style-name="ce49">
            <text:p>79.75</text:p>
          </table:table-cell>
          <table:table-cell office:value-type="float" office:value="46" table:style-name="ce58">
            <text:p>46</text:p>
          </table:table-cell>
          <table:table-cell office:value-type="float" office:value="44.4" table:style-name="ce61">
            <text:p>44.4</text:p>
          </table:table-cell>
          <table:table-cell office:value-type="float" office:value="29" table:style-name="ce71">
            <text:p>29</text:p>
          </table:table-cell>
          <table:table-cell office:value-type="float" office:value="29" table:style-name="ce73">
            <text:p>29</text:p>
          </table:table-cell>
          <table:table-cell office:value-type="float" office:value="4" table:style-name="ce77">
            <text:p>4</text:p>
          </table:table-cell>
          <table:table-cell office:value-type="float" office:value="4" table:style-name="ce78">
            <text:p>4</text:p>
          </table:table-cell>
          <table:table-cell office:value-type="float" office:value="6" table:style-name="ce80">
            <text:p>6</text:p>
          </table:table-cell>
          <table:table-cell office:value-type="float" office:value="1.27" table:style-name="ce103">
            <text:p>1.27</text:p>
          </table:table-cell>
          <table:table-cell office:value-type="float" office:value="216" table:content-validation-name="val2" table:style-name="ce98">
            <text:p>216</text:p>
          </table:table-cell>
          <table:table-cell office:value-type="float" office:value="207.55" table:content-validation-name="val2" table:style-name="ce106">
            <text:p>208</text:p>
          </table:table-cell>
          <table:table-cell office:value-type="float" office:value="9" table:style-name="ce108">
            <text:p>9</text:p>
          </table:table-cell>
          <table:table-cell office:value-type="float" office:value="9" table:style-name="ce111">
            <text:p>9</text:p>
          </table:table-cell>
          <table:table-cell office:value-type="float" office:value="4" table:style-name="ce115">
            <text:p>4</text:p>
          </table:table-cell>
          <table:table-cell office:value-type="float" office:value="3.6" table:style-name="ce123">
            <text:p>3.6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" table:style-name="ce151">
            <text:p>13</text:p>
          </table:table-cell>
          <table:table-cell office:value-type="float" office:value="12.6" table:style-name="ce152">
            <text:p>12.60</text:p>
          </table:table-cell>
          <table:table-cell office:value-type="float" office:value="229" table:content-validation-name="val2" table:style-name="ce167">
            <text:p>229</text:p>
          </table:table-cell>
          <table:table-cell office:value-type="float" office:value="220.15" table:content-validation-name="val2" table:style-name="ce170">
            <text:p>220</text:p>
          </table:table-cell>
          <table:table-cell office:value-type="currency" office:value="584035.22" table:content-validation-name="val1" table:style-name="ce10">
            <text:p>£584,035.22</text:p>
          </table:table-cell>
          <table:table-cell office:value-type="currency" office:value="68259.97" table:content-validation-name="val1" table:style-name="ce10">
            <text:p>£68,259.97</text:p>
          </table:table-cell>
          <table:table-cell office:value-type="currency" office:value="4400" table:content-validation-name="val1" table:style-name="ce10">
            <text:p>£4,400.00</text:p>
          </table:table-cell>
          <table:table-cell office:value-type="currency" office:value="49252.76" table:content-validation-name="val1" table:style-name="ce10">
            <text:p>£49,252.76</text:p>
          </table:table-cell>
          <table:table-cell office:value-type="currency" office:value="17244.71" table:content-validation-name="val1" table:style-name="ce10">
            <text:p>£17,244.71</text:p>
          </table:table-cell>
          <table:table-cell office:value-type="currency" office:value="74950.77" table:content-validation-name="val1" table:style-name="ce10">
            <text:p>£74,950.77</text:p>
          </table:table-cell>
          <table:table-cell office:value-type="currency" office:value="798143.42999999993" table:style-name="ce11">
            <text:p>£798,143.43</text:p>
          </table:table-cell>
          <table:table-cell office:value-type="currency" office:value="191746.37" table:content-validation-name="val1" table:style-name="ce12">
            <text:p>£191,746.3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91746.37" table:style-name="ce11">
            <text:p>£191,746.37</text:p>
          </table:table-cell>
          <table:table-cell office:value-type="currency" office:value="989889.79999999993" table:style-name="ce13">
            <text:p>£989,889.8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5.6" table:style-name="ce33">
            <text:p>5.6</text:p>
          </table:table-cell>
          <table:table-cell office:value-type="float" office:value="8" table:style-name="ce46">
            <text:p>8</text:p>
          </table:table-cell>
          <table:table-cell office:value-type="float" office:value="7.6" table:style-name="ce50">
            <text:p>7.6</text:p>
          </table:table-cell>
          <table:table-cell office:value-type="float" office:value="52" table:style-name="ce60">
            <text:p>52</text:p>
          </table:table-cell>
          <table:table-cell office:value-type="float" office:value="50.82" table:style-name="ce63">
            <text:p>50.82</text:p>
          </table:table-cell>
          <table:table-cell office:value-type="float" office:value="3" table:style-name="ce75">
            <text:p>3</text:p>
          </table:table-cell>
          <table:table-cell office:value-type="float" office:value="2.59" table:style-name="ce72">
            <text:p>2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70" table:content-validation-name="val2" table:style-name="ce105">
            <text:p>70</text:p>
          </table:table-cell>
          <table:table-cell office:value-type="float" office:value="67.61" table:content-validation-name="val2" table:style-name="ce105">
            <text:p>68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2" table:style-name="ce125">
            <text:p>2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153">
            <text:p>2</text:p>
          </table:table-cell>
          <table:table-cell office:value-type="float" office:value="72" table:content-validation-name="val2" table:style-name="ce171">
            <text:p>72</text:p>
          </table:table-cell>
          <table:table-cell office:value-type="float" office:value="69.61" table:content-validation-name="val2" table:style-name="ce171">
            <text:p>70</text:p>
          </table:table-cell>
          <table:table-cell office:value-type="currency" office:value="177057.06" table:content-validation-name="val1" table:style-name="ce10">
            <text:p>£177,057.06</text:p>
          </table:table-cell>
          <table:table-cell office:value-type="currency" office:value="8521.42" table:content-validation-name="val1" table:style-name="ce10">
            <text:p>£8,521.4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6363.9" table:content-validation-name="val1" table:style-name="ce10">
            <text:p>£36,363.90</text:p>
          </table:table-cell>
          <table:table-cell office:value-type="currency" office:value="20487.419999999998" table:content-validation-name="val1" table:style-name="ce10">
            <text:p>£20,487.42</text:p>
          </table:table-cell>
          <table:table-cell office:value-type="currency" office:value="242429.8" table:style-name="ce11">
            <text:p>£242,429.80</text:p>
          </table:table-cell>
          <table:table-cell office:value-type="currency" office:value="2119.3200000000002" table:content-validation-name="val1" table:style-name="ce12">
            <text:p>£2,119.32</text:p>
          </table:table-cell>
          <table:table-cell office:value-type="currency" office:value="20191.34" table:content-validation-name="val1" table:style-name="ce12">
            <text:p>£20,191.34</text:p>
          </table:table-cell>
          <table:table-cell office:value-type="currency" office:value="22310.66" table:style-name="ce11">
            <text:p>£22,310.66</text:p>
          </table:table-cell>
          <table:table-cell office:value-type="currency" office:value="264740.45999999996" table:style-name="ce13">
            <text:p>£264,740.46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Victoria Brazier</dc:creator>
    <meta:creation-date>2012-07-18T14:50:11Z</meta:creation-date>
    <dc:date>2017-01-24T17:12:07Z</dc:date>
  </office:meta>
</office:document-meta>
</file>